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2be57"/>
    </style:style>
    <style:style style:name="P2" style:family="paragraph" style:parent-style-name="Text_20_body">
      <style:paragraph-properties fo:margin-left="0in" fo:margin-right="0in" fo:text-indent="0in" style:auto-text-indent="false" fo:keep-with-next="auto" style:writing-mode="lr-tb"/>
    </style:style>
    <style:style style:name="P3" style:family="paragraph" style:parent-style-name="Text_20_body" style:list-style-name="L1">
      <style:paragraph-properties fo:margin-left="0in" fo:margin-right="0in" fo:margin-top="0in" fo:margin-bottom="0in" style:contextual-spacing="false" fo:text-indent="0in" style:auto-text-indent="false" fo:keep-with-next="auto" style:writing-mode="lr-tb"/>
    </style:style>
    <style:style style:name="P4" style:family="paragraph" style:parent-style-name="Text_20_body" style:list-style-name="L1">
      <style:paragraph-properties fo:margin-left="0in" fo:margin-right="0in" fo:text-indent="0in" style:auto-text-indent="false" fo:keep-with-next="auto" style:writing-mode="lr-tb"/>
    </style:style>
    <style:style style:name="P5" style:family="paragraph" style:parent-style-name="Text_20_body" style:list-style-name="L2">
      <style:paragraph-properties fo:margin-left="0in" fo:margin-right="0in" fo:margin-top="0in" fo:margin-bottom="0in" style:contextual-spacing="false" fo:text-indent="0in" style:auto-text-indent="false" fo:keep-with-next="auto" style:writing-mode="lr-tb"/>
    </style:style>
    <style:style style:name="P6" style:family="paragraph" style:parent-style-name="Text_20_body" style:list-style-name="L2">
      <style:paragraph-properties fo:margin-left="0in" fo:margin-right="0in" fo:text-indent="0in" style:auto-text-indent="false" fo:keep-with-next="auto" style:writing-mode="lr-tb"/>
    </style:style>
    <style:style style:name="P7" style:family="paragraph" style:parent-style-name="Text_20_body" style:list-style-name="L3">
      <style:paragraph-properties fo:margin-left="0in" fo:margin-right="0in" fo:margin-top="0in" fo:margin-bottom="0in" style:contextual-spacing="false" fo:text-indent="0in" style:auto-text-indent="false" fo:keep-with-next="auto" style:writing-mode="lr-tb"/>
    </style:style>
    <style:style style:name="P8" style:family="paragraph" style:parent-style-name="Text_20_body" style:list-style-name="L3">
      <style:paragraph-properties fo:margin-left="0in" fo:margin-right="0in" fo:text-indent="0in" style:auto-text-indent="false" fo:keep-with-next="auto" style:writing-mode="lr-tb"/>
    </style:style>
    <style:style style:name="T1" style:family="text">
      <style:text-properties officeooo:rsid="0002be57"/>
    </style:style>
    <style:style style:name="T2" style:family="text">
      <style:text-properties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itepaper: A Decentralized Country with Virtual Citizenship</text:h>
      <text:p text:style-name="P2"><text:span text:style-name="Strong_20_Emphasis"><text:span text:style-name="T2">Abstract</text:span></text:span></text:p>
      <text:p text:style-name="P2">This whitepaper outlines a proposal for a decentralized country with virtual citizenship, elements of direct democracy, decentralized governance, and social safety nets. The goal of this project is to create a more secure, equitable, and prosperous society by leveraging the power of blockchain technology, cryptography, and online communities.</text:p>
      <text:p text:style-name="P2"><text:span text:style-name="Strong_20_Emphasis"><text:span text:style-name="T2">Introduction</text:span></text:span></text:p>
      <text:p text:style-name="P2">The concept of a nation-state is undergoing a profound transformation in the digital age. Traditional notions of sovereignty, citizenship, and governance are being challenged by the rise of new technologies and the increasing interconnectedness of the world. This whitepaper proposes a radical new model for political organization: a decentralized country with virtual citizenship.</text:p>
      <text:p text:style-name="P2">In this model, individuals would not be bound by the geographical boundaries of a traditional nation-state but would instead be citizens of a global community. Citizenship would be granted through an online process, and governance would be conducted through a combination of direct democracy and decentralized decision-making.</text:p>
      <text:p text:style-name="P2"><text:span text:style-name="Strong_20_Emphasis"><text:span text:style-name="T2">Key Features</text:span></text:span></text:p>
      <text:list text:style-name="L1">
        <text:list-item>
          <text:p text:style-name="P3"><text:span text:style-name="Strong_20_Emphasis"><text:span text:style-name="T2">Virtual Citizenship:</text:span></text:span> Citizenship would be granted based on individual merit and contributions to the community, rather than by birth or geography. </text:p>
        </text:list-item>
        <text:list-item>
          <text:p text:style-name="P3"><text:span text:style-name="Strong_20_Emphasis"><text:span text:style-name="T2">Direct Democracy:</text:span></text:span> Citizens would have the ability to directly participate in the legislative and decision-making processes of the country. </text:p>
        </text:list-item>
        <text:list-item>
          <text:p text:style-name="P3"><text:span text:style-name="Strong_20_Emphasis"><text:span text:style-name="T2">Decentralized Governance:</text:span></text:span> Power would be distributed across a network of autonomous communities, regions, and individuals. </text:p>
        </text:list-item>
        <text:list-item>
          <text:p text:style-name="P3"><text:span text:style-name="Strong_20_Emphasis"><text:span text:style-name="T2">Blockchain Technology:</text:span></text:span> Blockchain technology would be used to secure identities, facilitate transactions, and ensure the integrity of the system. </text:p>
        </text:list-item>
        <text:list-item>
          <text:p text:style-name="P3"><text:span text:style-name="Strong_20_Emphasis"><text:span text:style-name="T2">Cryptocurrency:</text:span></text:span> A native cryptocurrency would be used as the medium of exchange for the country's economy. </text:p>
        </text:list-item>
        <text:list-item>
          <text:p text:style-name="P4"><text:span text:style-name="Strong_20_Emphasis"><text:span text:style-name="T2">Universal Basic Income:</text:span></text:span> A universal basic income would be provided to all citizens to ensure a basic standard of living. </text:p>
        </text:list-item>
      </text:list>
      <text:p text:style-name="P2"><text:span text:style-name="Strong_20_Emphasis"><text:span text:style-name="T2">Benefits</text:span></text:span></text:p>
      <text:list text:style-name="L2">
        <text:list-item>
          <text:p text:style-name="P5"><text:span text:style-name="Strong_20_Emphasis"><text:span text:style-name="T2">Increased Freedom and Self-Determination:</text:span></text:span> Citizens would have greater control over their own lives and destinies. </text:p>
        </text:list-item>
        <text:list-item>
          <text:p text:style-name="P5"><text:span text:style-name="Strong_20_Emphasis"><text:span text:style-name="T2">Protection from Arbitrary Rule and Oppression:</text:span></text:span> The decentralized nature of the system would make it more difficult for any single individual or group to exert undue control. </text:p>
        </text:list-item>
        <text:list-item>
          <text:p text:style-name="P5"><text:span text:style-name="Strong_20_Emphasis"><text:span text:style-name="T2">Greater Resilience:</text:span></text:span> The system would be more resilient to crises and shocks due to its decentralized nature. </text:p>
        </text:list-item>
        <text:list-item>
          <text:p text:style-name="P6"><text:span text:style-name="Strong_20_Emphasis"><text:span text:style-name="T2">Access to New Opportunities:</text:span></text:span> Virtual citizenship would provide individuals with access to new opportunities and resources around the world. </text:p>
        </text:list-item>
      </text:list>
      <text:p text:style-name="P2"><text:soft-page-break/><text:span text:style-name="Strong_20_Emphasis"><text:span text:style-name="T2">Challenges</text:span></text:span></text:p>
      <text:list text:style-name="L3">
        <text:list-item>
          <text:p text:style-name="P7"><text:span text:style-name="Strong_20_Emphasis"><text:span text:style-name="T2">Implementing the Technology:</text:span></text:span> Developing and implementing the necessary technology would be a complex and challenging task. </text:p>
        </text:list-item>
        <text:list-item>
          <text:p text:style-name="P7"><text:span text:style-name="Strong_20_Emphasis"><text:span text:style-name="T2">Ensuring Security and Privacy:</text:span></text:span> Protecting the security and privacy of citizens' data would be essential. </text:p>
        </text:list-item>
        <text:list-item>
          <text:p text:style-name="P7"><text:span text:style-name="Strong_20_Emphasis"><text:span text:style-name="T2">Building a Sustainable Economy:</text:span></text:span> Creating a sustainable economy that can support all citizens would be a major challenge. </text:p>
        </text:list-item>
        <text:list-item>
          <text:p text:style-name="P8"><text:span text:style-name="Strong_20_Emphasis"><text:span text:style-name="T2">Overcoming Social and Political Divides:</text:span></text:span> Building a cohesive and inclusive society would require overcoming existing social and political divisions. </text:p>
        </text:list-item>
      </text:list>
      <text:p text:style-name="P2"><text:span text:style-name="Strong_20_Emphasis"><text:span text:style-name="T2">Conclusion</text:span></text:span></text:p>
      <text:p text:style-name="P2">The creation of a decentralized country with virtual citizenship is an ambitious undertaking, but it is also a potentially transformative one. By harnessing the power of technology and embracing the principles of direct democracy and decentralized governance, we can create a more just, equitable, and prosperous world for all.</text:p>
      <text:p text:style-name="P2"><text:span text:style-name="Strong_20_Emphasis"><text:span text:style-name="T2">Next Steps</text:span></text:span></text:p>
      <text:p text:style-name="P2">Further research and development are needed to flesh out the details of this proposal and to address the challenges involved. However, the potential benefits of this project are so great that it is worth pursuing with vigor and determination.</text:p>
      <text:p text:style-name="P2"><text:span text:style-name="Strong_20_Emphasis"><text:span text:style-name="T2">Disclaimer</text:span></text:span></text:p>
      <text:p text:style-name="P2">This whitepaper is a work in progress and should not be considered as a definitive plan. The ideas presented here are for discussion and debate onl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8T00:42:31.568000000</meta:creation-date>
    <dc:date>2024-04-28T00:51:22.458000000</dc:date>
    <meta:editing-duration>PT8M52S</meta:editing-duration>
    <meta:editing-cycles>1</meta:editing-cycles>
    <meta:generator>LibreOffice/24.2.2.2$Windows_X86_64 LibreOffice_project/d56cc158d8a96260b836f100ef4b4ef25d6f1a01</meta:generator>
    <meta:document-statistic meta:table-count="0" meta:image-count="0" meta:object-count="0" meta:page-count="2" meta:paragraph-count="29" meta:word-count="549" meta:character-count="3741" meta:non-whitespace-character-count="3221"/>
  </office:meta>
</office:document-meta>
</file>

<file path=META-INF/documentsignatures.xml><?xml version="1.0" encoding="utf-8"?>
<document-signatures xmlns="urn:oasis:names:tc:opendocument:xmlns:digitalsignature:1.0"/>
</file>